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1992360161867636131"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3472484440094611167"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9210809776908362178"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2832797099893940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1463789243714422154"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161325092837383400" text:style-name="L6">
        <text:list-item>
          <text:list>
            <text:list-header>
              <text:p text:style-name="P77"><text:span text:style-name="T1">Warm up:</text:span> 0.2 mile jog and rest 2 minutes</text:p>
              <text:p text:style-name="P77"><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 </text:span></text:p>
      <text:p text:style-name="P54"/>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 text:c="2"/>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6T11:45:06.34</dc:date>
    <dc:creator>James Lombardi</dc:creator>
    <meta:editing-duration>P5DT19H17M22S</meta:editing-duration>
    <meta:editing-cycles>499</meta:editing-cycles>
    <meta:generator>OpenOffice/4.1.2$Win32 OpenOffice.org_project/412m3$Build-9782</meta:generator>
    <meta:document-statistic meta:table-count="0" meta:image-count="0" meta:object-count="0" meta:page-count="62" meta:paragraph-count="1713" meta:word-count="18916" meta:character-count="94739"/>
  </office:meta>
</office:document-meta>
</file>